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fo:text-align="end" style:justify-single-word="false" style:page-number="auto" style:writing-mode="rl-tb"/>
      <style:text-properties fo:font-size="15pt" officeooo:rsid="00226ab3" officeooo:paragraph-rsid="00226ab3" style:font-size-asian="15pt" style:font-size-complex="15pt"/>
    </style:style>
    <style:style style:name="P2" style:family="paragraph" style:parent-style-name="Standard">
      <style:paragraph-properties fo:text-align="end" style:justify-single-word="false" style:writing-mode="rl-tb"/>
      <style:text-properties fo:font-size="15pt" officeooo:rsid="00226ab3" officeooo:paragraph-rsid="00226ab3" style:font-size-asian="15pt" style:font-size-complex="15pt"/>
    </style:style>
    <style:style style:name="P3" style:family="paragraph" style:parent-style-name="Standard">
      <style:paragraph-properties fo:text-align="end" style:justify-single-word="false" style:writing-mode="rl-tb"/>
      <style:text-properties fo:color="#ff3300" fo:font-size="15pt" officeooo:rsid="00226ab3" officeooo:paragraph-rsid="00226ab3" style:font-size-asian="15pt" style:font-size-complex="15pt"/>
    </style:style>
    <style:style style:name="P4" style:family="paragraph" style:parent-style-name="Standard">
      <style:paragraph-properties fo:text-align="end" style:justify-single-word="false" style:writing-mode="rl-tb"/>
      <style:text-properties fo:color="#00cc00" fo:font-size="15pt" officeooo:rsid="00226ab3" officeooo:paragraph-rsid="00226ab3" style:font-size-asian="15pt" style:font-size-complex="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گاهی اوقات دیده می شود که ارتفاع عناصر بیشتر از ان چیزی است که انتظار داریم مثلا به جای این که همه در یک خط باشند در دو خط قرار گرفته اند. </text:p>
      <text:p text:style-name="P3">راه حل غلط:</text:p>
      <text:p text:style-name="P2"><text:tab/>فکر اشتباهی که ممکن است به ذهن ما برسد این است که از مولفه ی height استفاده کنیم اما این کار غلط است باید ریشه ی مشکل را دید</text:p>
      <text:p text:style-name="P2"/>
      <text:p text:style-name="P4">راه حل درست:</text:p>
      <text:p text:style-name="P2"><text:tab/>المان یا المان هایی هستند که display:block هستند باید در کد css بازنویسی کنیم که display:inline باشد یکی از المان های معروف که این خاصیت را دارد تگ a است</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class="html"/>
    <style:style style:name="Default_20_Paragraph_20_Font" style:display-name="Default Paragraph Font" style:family="text"/>
    <style:style style:name="ListLabel_20_1" style:display-name="ListLabel 1" style:family="text">
      <style:text-properties fo:font-size="14pt"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Arial"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hab</meta:initial-creator>
    <meta:editing-cycles>13</meta:editing-cycles>
    <meta:creation-date>2017-06-01T07:12:00</meta:creation-date>
    <dc:date>2017-09-29T15:28:40.097325647</dc:date>
    <meta:editing-duration>PT3H10M7S</meta:editing-duration>
    <meta:generator>LibreOffice/5.1.6.2$Linux_X86_64 LibreOffice_project/10m0$Build-2</meta:generator>
    <meta:document-statistic meta:table-count="0" meta:image-count="0" meta:object-count="0" meta:page-count="1" meta:paragraph-count="5" meta:word-count="97" meta:character-count="441" meta:non-whitespace-character-count="34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